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textarea-vertical-align="middle" draw:auto-grow-height="false" draw:shadow="visible" draw:shadow-offset-x="0.1cm" draw:shadow-offset-y="0.1cm"/>
    </style:style>
    <style:style style:name="gr3" style:family="graphic" style:parent-style-name="standard">
      <style:graphic-properties draw:textarea-horizontal-align="justify" draw:textarea-vertical-align="middle" draw:auto-grow-height="false" fo:wrap-option="wrap" draw:shadow="visible" draw:shadow-offset-x="0.15cm" draw:shadow-offset-y="0.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wrap-option="wrap" draw:shadow="visible" draw:shadow-offset-x="0.1cm" draw:shadow-offset-y="0.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id="id1" draw:layer="layout" svg:width="2.5cm" svg:height="1.5cm" svg:x="5.95cm" svg:y="1.05cm">
              <text:p text:style-name="P1"><text:span text:style-name="T1">CdC</text:span></text:p>
              <text:p text:style-name="P1"><text:span text:style-name="T1">préliminaire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2" draw:text-style-name="P1" draw:id="id3" draw:layer="layout" svg:width="2.5cm" svg:height="1.5cm" svg:x="11.45cm" svg:y="1.05cm">
              <text:p text:style-name="P1"><text:span text:style-name="T1">Spéc.</text:span></text:p>
              <text:p text:style-name="P1"><text:span text:style-name="T1">Techniques</text:span></text:p>
              <text:p text:style-name="P1"><text:span text:style-name="T1">des Besoins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3" draw:text-style-name="P1" draw:id="id2" draw:layer="layout" svg:width="3.5cm" svg:height="1.5cm" svg:x="8.2cm" svg:y="3.75cm">
              <text:p text:style-name="P1"><text:span text:style-name="T1">Lister les besoins en explicitant critères candidats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2" draw:layer="layout" draw:line-skew="-0.451cm" svg:x1="7.2cm" svg:y1="2.462cm" svg:x2="9.95cm" svg:y2="3.75cm" draw:start-shape="id1" draw:start-glue-point="6" draw:end-shape="id2" draw:end-glue-point="0" svg:d="m7200 2462v288h2750v1000">
              <text:p/>
            </draw:connector>
            <draw:connector draw:style-name="gr4" draw:text-style-name="P2" draw:layer="layout" draw:line-skew="-0.451cm" svg:x1="12.7cm" svg:y1="2.462cm" svg:x2="9.95cm" svg:y2="3.75cm" draw:start-shape="id3" draw:start-glue-point="6" draw:end-shape="id2" svg:d="m12700 2462v288h-2750v1000">
              <text:p/>
            </draw:connector>
            <draw:custom-shape draw:style-name="gr5" draw:text-style-name="P1" draw:id="id4" draw:layer="layout" svg:width="2.5cm" svg:height="1.5cm" svg:x="8.7cm" svg:y="5.55cm">
              <text:p text:style-name="P1"><text:span text:style-name="T1">Liste besoins</text:span></text:p>
              <text:p text:style-name="P1"><text:span text:style-name="T1">adaptés à la division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onnector draw:style-name="gr4" draw:text-style-name="P2" draw:layer="layout" svg:x1="9.95cm" svg:y1="5.25cm" svg:x2="9.95cm" svg:y2="5.55cm" draw:start-shape="id2" draw:start-glue-point="2" draw:end-shape="id4" draw:end-glue-point="4" svg:d="m9950 5250v300">
              <text:p/>
            </draw:connector>
            <draw:custom-shape draw:style-name="gr3" draw:text-style-name="P1" draw:id="id5" draw:layer="layout" svg:width="3.5cm" svg:height="1.55cm" svg:x="8.2cm" svg:y="7.25cm">
              <text:p text:style-name="P1"><text:span text:style-name="T1">Définir</text:span></text:p>
              <text:p text:style-name="P1"><text:span text:style-name="T1">sous-proje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id="id11" draw:layer="layout" svg:width="2cm" svg:height="1.8cm" svg:x="8.937cm" svg:y="22.057cm">
              <text:p text:style-name="P1"><text:span text:style-name="T1">Valider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ustom-shape draw:style-name="gr5" draw:text-style-name="P1" draw:id="id12" draw:layer="layout" svg:width="2.5cm" svg:height="1.5cm" svg:x="8.692cm" svg:y="24.076cm">
              <text:p text:style-name="P1"><text:span text:style-name="T1">Dossier de Division en SE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onnector draw:style-name="gr4" draw:text-style-name="P2" draw:layer="layout" svg:x1="9.95cm" svg:y1="6.962cm" svg:x2="9.95cm" svg:y2="7.25cm" draw:start-shape="id4" draw:start-glue-point="6" draw:end-shape="id5" draw:end-glue-point="0" svg:d="m9950 6962v288">
              <text:p/>
            </draw:connector>
            <draw:connector draw:style-name="gr4" draw:text-style-name="P2" draw:layer="layout" svg:x1="9.95cm" svg:y1="8.8cm" svg:x2="9.952cm" svg:y2="8.996cm" draw:start-shape="id5" draw:start-glue-point="2" draw:end-shape="id6" draw:end-glue-point="4" svg:d="m9950 8800v173h2v23">
              <text:p/>
            </draw:connector>
            <draw:frame draw:style-name="gr7" draw:text-style-name="P3" draw:layer="layout" svg:width="1.035cm" svg:height="0.607cm" svg:x="6.215cm" svg:y="15.593cm">
              <draw:text-box>
                <text:p text:style-name="P3"><text:span text:style-name="T1">non</text:span></text:p>
              </draw:text-box>
            </draw:frame>
            <draw:custom-shape draw:style-name="gr3" draw:text-style-name="P1" draw:id="id15" draw:layer="layout" svg:width="3.5cm" svg:height="1.5cm" svg:x="8.192cm" svg:y="14.788cm">
              <text:p text:style-name="P1"><text:span text:style-name="T1">Définir sous-ensemb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id="id6" draw:layer="layout" svg:width="2cm" svg:height="1.8cm" svg:x="8.952cm" svg:y="8.996cm">
              <text:p text:style-name="P1"><text:span text:style-name="T1">Valider</text:span></text:p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  <draw:connector draw:style-name="gr4" draw:text-style-name="P2" draw:id="id13" draw:layer="layout" draw:line-skew="-1.199cm" svg:x1="8.952cm" svg:y1="9.896cm" svg:x2="9.952cm" svg:y2="3.302cm" draw:start-shape="id6" draw:start-glue-point="5" svg:d="m8952 9896h-1700v-6594h2700">
              <text:p/>
            </draw:connector>
            <draw:frame draw:style-name="gr7" draw:text-style-name="P3" draw:layer="layout" svg:width="1.035cm" svg:height="0.607cm" svg:x="6.287cm" svg:y="5.675cm">
              <draw:text-box>
                <text:p text:style-name="P3"><text:span text:style-name="T1">non</text:span></text:p>
              </draw:text-box>
            </draw:frame>
            <draw:custom-shape draw:style-name="gr3" draw:text-style-name="P1" draw:id="id9" draw:layer="layout" svg:width="3.5cm" svg:height="1.5cm" svg:x="8.2cm" svg:y="11.18cm">
              <text:p text:style-name="P1"><text:span text:style-name="T1">Lister besoins specifiques du proj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id="id14" draw:layer="layout" svg:width="2.5cm" svg:height="1.5cm" svg:x="8.695cm" svg:y="12.984cm">
              <text:p text:style-name="P1"><text:span text:style-name="T1">Liste besoins</text:span></text:p>
              <text:p text:style-name="P1"><text:span text:style-name="T1">adaptés à la division (II)</text:span></text:p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3" draw:text-style-name="P1" draw:id="id7" draw:layer="layout" svg:width="3.5cm" svg:height="1.5cm" svg:x="8.203cm" svg:y="16.641cm">
              <text:p text:style-name="P1"><text:span text:style-name="T1">Choisir méthodes/outils (Agile, USDP, ...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id="id16" draw:layer="layout" svg:width="3.5cm" svg:height="1.5cm" svg:x="8.193cm" svg:y="20.35cm">
              <text:p text:style-name="P1"><text:span text:style-name="T1">Redaction du Dossier de Division em 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id="id8" draw:layer="layout" svg:width="2cm" svg:height="1.8cm" svg:x="8.954cm" svg:y="18.366cm">
              <text:p text:style-name="P1"><text:span text:style-name="T1">Valider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connector draw:style-name="gr4" draw:text-style-name="P2" draw:layer="layout" svg:x1="9.953cm" svg:y1="18.141cm" svg:x2="9.954cm" svg:y2="18.366cm" draw:start-shape="id7" draw:start-glue-point="2" draw:end-shape="id8" draw:end-glue-point="4" svg:d="m9953 18141v188h1v37">
              <text:p/>
            </draw:connector>
            <draw:connector draw:style-name="gr4" draw:text-style-name="P2" draw:id="id10" draw:layer="layout" svg:x1="9.952cm" svg:y1="10.796cm" svg:x2="9.95cm" svg:y2="11.18cm" draw:start-shape="id6" draw:start-glue-point="6" draw:end-shape="id9" draw:end-glue-point="0" svg:d="m9952 10796v193h-2v191">
              <text:p/>
            </draw:connector>
            <draw:connector draw:style-name="gr4" draw:text-style-name="P2" draw:layer="layout" draw:line-skew="-1.203cm" svg:x1="8.954cm" svg:y1="19.266cm" svg:x2="9.951cm" svg:y2="10.989cm" draw:start-shape="id8" draw:start-glue-point="5" draw:end-shape="id10" draw:end-glue-point="0" svg:d="m8954 19266h-1704v-8277h2701">
              <text:p/>
            </draw:connector>
            <draw:connector draw:style-name="gr4" draw:text-style-name="P2" draw:layer="layout" svg:x1="9.937cm" svg:y1="23.857cm" svg:x2="9.942cm" svg:y2="24.076cm" draw:start-shape="id11" draw:start-glue-point="6" draw:end-shape="id12" draw:end-glue-point="4" svg:d="m9937 23857v110h5v109">
              <text:p/>
            </draw:connector>
            <draw:connector draw:style-name="gr4" draw:text-style-name="P2" draw:layer="layout" draw:line-skew="-1.251cm 0.501cm" svg:x1="8.937cm" svg:y1="22.957cm" svg:x2="9.952cm" svg:y2="3.302cm" draw:start-shape="id11" draw:start-glue-point="5" draw:end-shape="id13" draw:end-glue-point="3" svg:d="m8937 22957h-3437v-19655h4452v0">
              <text:p/>
            </draw:connector>
            <draw:connector draw:style-name="gr4" draw:text-style-name="P2" draw:layer="layout" draw:type="line" svg:x1="9.95cm" svg:y1="12.68cm" svg:x2="9.945cm" svg:y2="12.984cm" draw:start-shape="id9" draw:start-glue-point="2" draw:end-shape="id14" draw:end-glue-point="4" svg:d="m9950 12680-5 304">
              <text:p/>
            </draw:connector>
            <draw:connector draw:style-name="gr4" draw:text-style-name="P2" draw:layer="layout" draw:type="line" svg:x1="9.945cm" svg:y1="14.396cm" svg:x2="9.942cm" svg:y2="14.788cm" draw:start-shape="id14" draw:start-glue-point="6" draw:end-shape="id15" svg:d="m9945 14396-3 392">
              <text:p/>
            </draw:connector>
            <draw:connector draw:style-name="gr4" draw:text-style-name="P2" draw:layer="layout" draw:type="line" svg:x1="9.942cm" svg:y1="16.288cm" svg:x2="9.953cm" svg:y2="16.641cm" draw:start-shape="id15" draw:start-glue-point="2" draw:end-shape="id7" draw:end-glue-point="0" svg:d="m9942 16288 11 353">
              <text:p/>
            </draw:connector>
            <draw:connector draw:style-name="gr4" draw:text-style-name="P2" draw:layer="layout" draw:type="line" svg:x1="9.954cm" svg:y1="20.166cm" svg:x2="9.943cm" svg:y2="20.35cm" draw:start-shape="id8" draw:start-glue-point="6" draw:end-shape="id16" draw:end-glue-point="0" svg:d="m9954 20166-11 184">
              <text:p/>
            </draw:connector>
            <draw:connector draw:style-name="gr4" draw:text-style-name="P2" draw:layer="layout" draw:type="line" svg:x1="9.943cm" svg:y1="21.85cm" svg:x2="9.937cm" svg:y2="22.057cm" draw:start-shape="id16" draw:start-glue-point="2" draw:end-shape="id11" draw:end-glue-point="4" svg:d="m9943 21850-6 207">
              <text:p/>
            </draw:connector>
            <draw:frame draw:style-name="gr7" draw:text-style-name="P3" draw:layer="layout" svg:width="1.035cm" svg:height="0.607cm" svg:x="4.4cm" svg:y="12.25cm">
              <draw:text-box>
                <text:p><text:span text:style-name="T1">non</text:span></text:p>
              </draw:text-box>
            </draw:frame>
          </draw:g>
          <draw:custom-shape draw:style-name="gr8" draw:text-style-name="P2" draw:layer="layout" svg:width="1cm" svg:height="9.25cm" svg:x="12.05cm" svg:y="10.7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3" draw:layer="layout" svg:width="3.986cm" svg:height="0.607cm" svg:x="13.25cm" svg:y="15cm">
            <draw:text-box>
              <text:p><text:span text:style-name="T1">Pour chaque sous-proje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8T03:04:49</meta:creation-date>
    <meta:editing-duration>PT01H01M00S</meta:editing-duration>
    <meta:editing-cycles>7</meta:editing-cycles>
    <meta:generator>OpenOffice.org/3.2$Unix OpenOffice.org_project/320m19$Build-9505</meta:generator>
    <meta:initial-creator>Leandro Mattioli</meta:initial-creator>
    <dc:date>2011-01-25T23:41:43</dc:date>
    <dc:creator>Leandro Mattioli</dc:creator>
    <meta:document-statistic meta:object-count="37"/>
  </office:meta>
</office:document-meta>
</file>